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paragraph-rsid="000ce840" style:font-size-asian="20pt" style:font-size-complex="20pt"/>
    </style:style>
    <style:style style:name="P2" style:family="paragraph" style:parent-style-name="Standard">
      <style:paragraph-properties fo:text-align="end" style:justify-single-word="false"/>
      <style:text-properties fo:font-size="20pt" officeooo:rsid="000ce840" officeooo:paragraph-rsid="000ce840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paragraph-rsid="000ce840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officeooo:paragraph-rsid="000ce840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paragraph-rsid="000ce840" style:font-size-asian="24pt" style:font-weight-asian="bold" style:font-size-complex="24pt" style:font-weight-complex="bold"/>
    </style:style>
    <style:style style:name="P6" style:family="paragraph" style:parent-style-name="Standard">
      <style:paragraph-properties fo:margin-left="6.253cm" fo:margin-right="0cm" fo:text-align="start" style:justify-single-word="false" fo:text-indent="0cm" style:auto-text-indent="false"/>
      <style:text-properties fo:font-size="20pt" officeooo:rsid="000ce840" officeooo:paragraph-rsid="000ce840" style:font-size-asian="20pt" style:font-size-complex="20pt"/>
    </style:style>
    <style:style style:name="P7" style:family="paragraph" style:parent-style-name="Standard">
      <style:paragraph-properties fo:margin-left="6.253cm" fo:margin-right="0cm" fo:text-align="start" style:justify-single-word="false" fo:text-indent="0cm" style:auto-text-indent="false"/>
      <style:text-properties fo:font-size="20pt" fo:font-weight="bold" officeooo:rsid="000ce840" officeooo:paragraph-rsid="000ce840" style:font-size-asian="20pt" style:font-weight-asian="bold" style:font-size-complex="20pt" style:font-weight-complex="bold"/>
    </style:style>
    <style:style style:name="T1" style:family="text">
      <style:text-properties officeooo:rsid="000ce84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4"/>
      <text:p text:style-name="P5">Implementace <text:span text:style-name="T1">předkladač</text:span>e imperativního jazyka IFJ17</text:p>
      <text:p text:style-name="P3">Tým 034, varianta I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Daniel Bílý (xbilyd01)<text:tab/><text:tab/>25%</text:p>
      <text:p text:style-name="P6">Jakub Gajdošík (xgajdo24)<text:tab/>25%</text:p>
      <text:p text:style-name="P6">Petr Marek (xmarek69)<text:tab/><text:tab/>25%</text:p>
      <text:p text:style-name="P6">Jan Fridrich (xfridr07)<text:tab/><text:tab/>25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21:21:12.786222099</meta:creation-date>
    <dc:date>2018-12-03T21:39:11.321961603</dc:date>
    <meta:editing-duration>PT7M48S</meta:editing-duration>
    <meta:editing-cycles>1</meta:editing-cycles>
    <meta:document-statistic meta:table-count="0" meta:image-count="0" meta:object-count="0" meta:page-count="1" meta:paragraph-count="6" meta:word-count="25" meta:character-count="181" meta:non-whitespace-character-count="159"/>
    <meta:generator>LibreOffice/6.0.6.2$Linux_X86_64 LibreOffice_project/00m0$Build-2</meta:generator>
  </office:meta>
</office:document-meta>
</file>